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 style:list-style-name="L1">
      <style:paragraph-properties fo:margin-left="-0.0102in" fo:margin-right="0in" fo:text-indent="-0.0102in" style:auto-text-indent="false">
        <style:tab-stops>
          <style:tab-stop style:position="-0.0102in"/>
        </style:tab-stops>
      </style:paragraph-properties>
    </style:style>
    <style:style style:name="P5" style:family="paragraph" style:parent-style-name="Standard" style:list-style-name="L3">
      <style:paragraph-properties fo:margin-left="0in" fo:margin-right="0in" fo:text-indent="-0.0209in" style:auto-text-indent="false">
        <style:tab-stops>
          <style:tab-stop style:position="0.1874in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Rinaldi</text:p>
      <text:p text:style-name="Standard">101902285</text:p>
      <text:p text:style-name="Standard">Lab 8</text:p>
      <text:p text:style-name="Standard"/>
      <text:p text:style-name="Standard">1) There are 770 phone numbers in the data set. I used the command: </text:p>
      <text:list xml:id="list2035936038" text:style-name="L1">
        <text:list-item>
          <text:list>
            <text:list-header>
              <text:p text:style-name="P1"><text:span text:style-name="T1"><text:s text:c="5"/>egrep '[0-9]{3}-[0-9]{3}-[0-9]{4}' -c regex.txt</text:span></text:p>
              <text:p text:style-name="P4"><text:span text:style-name="T1"/></text:p>
              <text:p text:style-name="P4"><text:span text:style-name="T2">2) There are 51 Boulder phone numbers. I used the command: </text:span></text:p>
              <text:p text:style-name="P1"><text:span text:style-name="T1"><text:s text:c="6"/>egrep '303-441-[0-9]{4}' -c regex.txt51</text:span></text:p>
            </text:list-header>
          </text:list>
        </text:list-item>
      </text:list>
      <text:p text:style-name="Standard"><text:span text:style-name="T2"/></text:p>
      <text:list xml:id="list624141856" text:style-name="L3">
        <text:list-item>
          <text:p text:style-name="P5"><text:span text:style-name="T2">There are 17705 email addresses in the file. I used the command: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span text:style-name="T1"><text:s/><text:tab/><text:tab/><text:tab/>egrep '[A-Za-z0-9._%+-]+@[A-Za-z0-9.-]+\.[A-Za-z]{2,4}' -c regex.txt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4) There are 52 '.gov' email addresses. I used the command:</text:p>
      <text:p text:style-name="P3"><text:tab/><text:tab/>egrep '[A-Za-z0-9._%+-]+@[A-Za-z0-9.-]+\.gov' -c regex.txt</text:p>
      <text:p text:style-name="P2"/>
      <text:p text:style-name="P2">5) There are 13378 email addresses in the fistName.lastName format where the first letter of the person's first name is in the firs half of the alphabet. I used the command:</text:p>
      <text:p text:style-name="P2"><text:span text:style-name="T1"><text:tab/>egrep '[A-Ma-m]{1}[A-Za-z]+.[A-Za-z]+@[A-Za-z0-9.-]+.[A-Za-z]{2,4}' -c regex.txt</text:span></text:p>
      <text:p text:style-name="P2"><text:span text:style-name="T1"/></text:p>
      <text:p text:style-name="P2">6) There are 1421 12 letter words. I used:</text:p>
      <text:p text:style-name="P3"><text:tab/><text:tab/>egrep '\b[A-Za-z]{12}\b' -c regex.txt</text:p>
      <text:p text:style-name="P2"/>
      <text:p text:style-name="P2">7) There are 1257 12 letter lines. I used:</text:p>
      <text:p text:style-name="P3"><text:tab/><text:tab/>egrep '^[A-Za-z]{12}$' -c regex.txt</text:p>
      <text:p text:style-name="P3"/>
      <text:p text:style-name="P2">8) There are 1256 12 letter words that do not start with a vowel. I used:</text:p>
      <text:p text:style-name="P3"><text:tab/><text:tab/>egrep '\b[^aeiouAEIOU][A-Za-z]{11}\b' -c regex.txt</text:p>
      <text:p text:style-name="P3"/>
      <text:p text:style-name="P2">9) There are 13161 strings that start with letters and end with numbers. I used:</text:p>
      <text:p text:style-name="P3"><text:tab/><text:tab/>egrep '^[A-Za-z]+[0-9]+$' -c regex.txt</text:p>
      <text:p text:style-name="P2"/>
      <text:p text:style-name="P2">10) There are 1287 strings containing the same two character combo repeated twice in a row. I used:</text:p>
      <text:p text:style-name="P3"><text:tab/><text:tab/>egrep '(.{2})\1' -c regex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0-22T10:07:38</meta:creation-date>
    <dc:date>2014-10-22T11:19:28</dc:date>
    <dc:creator>user </dc:creator>
    <meta:editing-duration>PT13M34S</meta:editing-duration>
    <meta:editing-cycles>1</meta:editing-cycles>
    <meta:document-statistic meta:table-count="0" meta:image-count="0" meta:object-count="0" meta:page-count="1" meta:paragraph-count="23" meta:word-count="192" meta:character-count="1302" meta:non-whitespace-character-count="1100"/>
    <meta:generator>LibreOffice/3.5$Linux_X86_64 LibreOffice_project/350m1$Build-2</meta:generator>
  </office:meta>
</office:document-meta>
</file>